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svg:stroke-linecap="butt" draw:fill-color="#e6e6ff" draw:opacity="100%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-color="#99ff99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Dashed_20__28_var_29_" draw:fill-color="#99ffff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Dashed_20__28_var_29_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Dashed_20__28_var_29_" draw:fill-color="#ff99ff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Dashed_20__28_var_29_" draw:fill-color="#99ff99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Dashed_20__28_var_29_" draw:fill-color="#6600ff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Dashed_20__28_var_29_" draw:fill-color="#00990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draw:stroke="dash" draw:stroke-dash="Ultrafine_20_Dashed" svg:stroke-width="0.035cm" svg:stroke-color="#0066cc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53cm" svg:stroke-color="#cc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1cm" svg:stroke-color="#004586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6600" draw:marker-start-width="0.35cm" draw:marker-end-width="0.35cm" draw:fill="solid" draw:fill-color="#99cc99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cc0000" draw:marker-start-width="0.35cm" draw:marker-end-width="0.35cm" draw:fill="solid" draw:fill-color="#ff9999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2C 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25.6cm" svg:height="10cm" draw:transform="skewX (-0.00785398163397448) translate (1.222cm 6.5cm)">
          <text:p text:style-name="P1">Kernel</text:p>
          <text:p text:style-name="P1">&amp;</text:p>
          <text:p text:style-name="P1">Dri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5.6cm" svg:height="3.2cm" draw:transform="skewX (-0.00785398163397449) translate (1.175cm 2.6cm)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5.6cm" svg:height="3.2cm" draw:transform="skewX (-0.00785398163397449) translate (1.275cm 17.1cm)">
          <text:p text:style-name="P1">HW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6cm" svg:height="2.8cm" svg:x="5.8cm" svg:y="2.8cm">
          <text:p text:style-name="P2">Application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8" draw:id="id8" draw:layer="layout" svg:width="6cm" svg:height="2.8cm" svg:x="15.8cm" svg:y="2.8cm">
          <text:p text:style-name="P2">I2c 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" draw:id="id6" draw:layer="layout" svg:width="6cm" svg:height="2.8cm" svg:x="5.8cm" svg:y="7.1cm">
          <text:p text:style-name="P2">/dev, /sys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6cm" svg:height="2.8cm" svg:x="15.8cm" svg:y="7.1cm">
          <text:p text:style-name="P2">i2c_de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" draw:id="id2" draw:layer="layout" svg:width="6cm" svg:height="2.8cm" svg:x="10.6cm" svg:y="9.9cm">
          <text:p text:style-name="P2">i2c_c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" draw:id="id1" draw:layer="layout" svg:width="6cm" svg:height="2.8cm" svg:x="5.8cm" svg:y="12.9cm">
          <text:p text:style-name="P2">Slave device dri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" draw:id="id3" draw:layer="layout" svg:width="6cm" svg:height="2.8cm" svg:x="15.9cm" svg:y="12.9cm">
          <text:p text:style-name="P2">i2c_adaptet</text:p>
          <text:p text:style-name="P2">/</text:p>
          <text:p text:style-name="P2">i2c_algorit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9" draw:id="id9" draw:layer="layout" svg:width="6cm" svg:height="2.8cm" svg:x="15.9cm" svg:y="17.4cm">
          <text:p text:style-name="P2">Host 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7" draw:id="id7" draw:layer="layout" svg:width="6cm" svg:height="2.8cm" svg:x="5.801cm" svg:y="17.401cm">
          <text:p text:style-name="P2">Slave de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s" draw:line-skew="0cm 0.498cm" svg:x1="11.8cm" svg:y1="14.3cm" svg:x2="13.6cm" svg:y2="12.7cm" draw:start-shape="id1" draw:start-glue-point="10" draw:end-shape="id2" draw:end-glue-point="8" svg:d="M11800 14300h502l1298-600v-1000" svg:viewBox="0 0 1801 1601">
          <text:p/>
        </draw:connector>
        <draw:connector draw:style-name="gr11" draw:text-style-name="P2" draw:layer="layout" draw:type="lines" draw:line-skew="0cm 0.498cm" svg:x1="15.9cm" svg:y1="14.3cm" svg:x2="13.6cm" svg:y2="12.7cm" draw:start-shape="id3" draw:start-glue-point="6" draw:end-shape="id2" draw:end-glue-point="8" svg:d="M15900 14300h-501l-1799-600v-1000" svg:viewBox="0 0 2301 1601">
          <text:p/>
        </draw:connector>
        <draw:connector draw:style-name="gr11" draw:text-style-name="P2" draw:layer="layout" draw:type="lines" svg:x1="16.6cm" svg:y1="11.3cm" svg:x2="18.8cm" svg:y2="9.9cm" draw:start-shape="id2" draw:start-glue-point="10" draw:end-shape="id4" draw:end-glue-point="8" svg:d="M16600 11300h502l1698-898v-502" svg:viewBox="0 0 2201 1401">
          <text:p/>
        </draw:connector>
        <draw:connector draw:style-name="gr11" draw:text-style-name="P2" draw:layer="layout" draw:type="lines" svg:x1="8.8cm" svg:y1="5.6cm" svg:x2="8.8cm" svg:y2="7.1cm" draw:start-shape="id5" draw:start-glue-point="8" draw:end-shape="id6" draw:end-glue-point="4" svg:d="M8800 5600v502 497 501" svg:viewBox="0 0 1 1501">
          <text:p/>
        </draw:connector>
        <draw:connector draw:style-name="gr11" draw:text-style-name="P2" draw:layer="layout" draw:type="lines" svg:x1="8.8cm" svg:y1="9.9cm" svg:x2="8.8cm" svg:y2="12.9cm" draw:start-shape="id6" draw:start-glue-point="8" draw:end-shape="id1" svg:d="M8800 9900v502 1997 501" svg:viewBox="0 0 1 3001">
          <text:p/>
        </draw:connector>
        <draw:connector draw:style-name="gr12" draw:text-style-name="P2" draw:layer="layout" draw:type="lines" svg:x1="8.8cm" svg:y1="15.7cm" svg:x2="8.801cm" svg:y2="17.401cm" draw:start-shape="id1" draw:start-glue-point="8" draw:end-shape="id7" svg:d="M8800 15700v502l1 698v501" svg:viewBox="0 0 2 1702">
          <text:p/>
        </draw:connector>
        <draw:connector draw:style-name="gr11" draw:text-style-name="P2" draw:layer="layout" draw:type="lines" svg:x1="18.8cm" svg:y1="5.6cm" svg:x2="18.8cm" svg:y2="7.1cm" draw:start-shape="id8" draw:start-glue-point="8" draw:end-shape="id4" draw:end-glue-point="4" svg:d="M18800 5600v502 497 501" svg:viewBox="0 0 1 1501">
          <text:p/>
        </draw:connector>
        <draw:connector draw:style-name="gr11" draw:text-style-name="P2" draw:layer="layout" draw:type="lines" svg:x1="18.9cm" svg:y1="15.7cm" svg:x2="18.9cm" svg:y2="17.4cm" draw:start-shape="id3" draw:start-glue-point="8" draw:end-shape="id9" svg:d="M18900 15700v502 697 501" svg:viewBox="0 0 1 1701">
          <text:p/>
        </draw:connector>
        <draw:connector draw:style-name="gr11" draw:text-style-name="P2" draw:layer="layout" draw:type="lines" svg:x1="11.801cm" svg:y1="18.801cm" svg:x2="15.9cm" svg:y2="18.8cm" draw:start-shape="id7" draw:start-glue-point="10" draw:end-shape="id9" draw:end-glue-point="6" svg:d="M11801 18801h502l3096-1h501" svg:viewBox="0 0 4100 2">
          <text:p/>
        </draw:connector>
        <draw:polygon draw:style-name="gr13" draw:text-style-name="P2" draw:layer="layout" svg:width="17.999cm" svg:height="8.999cm" svg:x="5cm" svg:y="6.8cm" svg:viewBox="0 0 18000 9000" draw:points="0,0 18000,0 18000,9000 9000,9000 5200,5200 0,3000">
          <text:p/>
        </draw:polygon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4" draw:text-style-name="P3" draw:layer="layout" svg:width="3.4cm" svg:height="2.4cm" svg:x="2.4cm" svg:y="3.2cm">
          <text:p text:style-name="P2"><text:span text:style-name="T1">start_kernel()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4cm" svg:height="2.4cm" svg:x="8.3cm" svg:y="3.2cm">
          <text:p text:style-name="P3"><text:span text:style-name="T1">setup_arch()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3.4cm" svg:height="2.4cm" svg:x="14.2cm" svg:y="3.2cm">
          <text:p text:style-name="P4"><text:span text:style-name="T2">unflatten_</text:span></text:p>
          <text:p text:style-name="P4"><text:span text:style-name="T2">device_tree()</text:span>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6cm" svg:y1="4.4cm" svg:x2="8cm" svg:y2="4.4cm">
          <text:p/>
        </draw:line>
        <draw:line draw:style-name="gr17" draw:text-style-name="P2" draw:layer="layout" svg:x1="11.991cm" svg:y1="4.4cm" svg:x2="13.991cm" svg:y2="4.4cm">
          <text:p/>
        </draw:line>
        <draw:frame draw:style-name="gr18" draw:layer="layout" svg:width="1.205cm" svg:height="0.962cm" svg:x="2.4cm" svg:y="7.4cm">
          <draw:text-box>
            <text:p>12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5T16:22:12.135829580</meta:creation-date>
    <dc:date>2015-09-11T14:41:50.709754016</dc:date>
    <meta:editing-duration>PT7H13M59S</meta:editing-duration>
    <meta:editing-cycles>7</meta:editing-cycles>
    <meta:generator>LibreOffice/4.2.8.2$Linux_ARM_EABI LibreOffice_project/420m0$Build-2</meta:generator>
    <meta:document-statistic meta:object-count="57"/>
  </office:meta>
</office:document-meta>
</file>